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C0000027EFF5FCB6002F028CD.png" manifest:media-type="image/png"/>
  <manifest:file-entry manifest:full-path="Pictures/10000201000005060000032185CAADB93A00FF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a7d8" officeooo:paragraph-rsid="001fa7d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Lab 3</text:span> </text:p>
      <text:p text:style-name="P1"/>
      <text:p text:style-name="P1"><draw:frame draw:style-name="fr1" draw:name="Image1" text:anchor-type="char" svg:x="-0.211in" svg:y="0.0516in" svg:width="6.9252in" svg:height="4.3134in" draw:z-index="0"><draw:image xlink:href="Pictures/10000201000005060000032185CAADB93A00FF2D.png" xlink:type="simple" xlink:show="embed" xlink:actuate="onLoad" draw:mime-type="image/png"/></draw:frame><draw:frame draw:style-name="fr1" draw:name="Image2" text:anchor-type="char" svg:x="-0.1984in" svg:y="4.4252in" svg:width="6.9252in" svg:height="5.1366in" draw:z-index="1"><draw:image xlink:href="Pictures/100002010000035C0000027EFF5FCB6002F028CD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21:21:43.955024739</meta:creation-date>
    <dc:date>2025-03-03T21:25:19.767110964</dc:date>
    <meta:editing-duration>PT3M35S</meta:editing-duration>
    <meta:editing-cycles>4</meta:editing-cycles>
    <meta:generator>LibreOffice/7.1.8.1$Linux_X86_64 LibreOffice_project/10$Build-1</meta:generator>
    <meta:document-statistic meta:table-count="0" meta:image-count="2" meta:object-count="0" meta:page-count="2" meta:paragraph-count="1" meta:word-count="2" meta:character-count="6" meta:non-whitespace-character-count="4"/>
  </office:meta>
</office:document-meta>
</file>